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rame_20_contents">
      <style:text-properties officeooo:rsid="012b579a" officeooo:paragraph-rsid="000cce62"/>
    </style:style>
    <style:style style:name="P2" style:family="paragraph" style:parent-style-name="Frame_20_contents">
      <style:text-properties officeooo:rsid="012b579a" officeooo:paragraph-rsid="000d9d0d"/>
    </style:style>
    <style:style style:name="P3" style:family="paragraph" style:parent-style-name="Frame_20_contents">
      <style:text-properties officeooo:rsid="000cce62" officeooo:paragraph-rsid="000cce62"/>
    </style:style>
    <style:style style:name="P4" style:family="paragraph" style:parent-style-name="Frame_20_contents">
      <style:text-properties officeooo:rsid="000d9d0d" officeooo:paragraph-rsid="000d9d0d"/>
    </style:style>
    <style:style style:name="P5" style:family="paragraph" style:parent-style-name="Frame_20_contents">
      <style:text-properties officeooo:rsid="0134a395" officeooo:paragraph-rsid="000d9d0d"/>
    </style:style>
    <style:style style:name="P6" style:family="paragraph" style:parent-style-name="Frame_20_contents">
      <style:text-properties officeooo:rsid="000ddf9d" officeooo:paragraph-rsid="000ddf9d"/>
    </style:style>
    <style:style style:name="P7" style:family="paragraph">
      <style:paragraph-properties fo:text-align="center"/>
    </style:style>
    <style:style style:name="T1" style:family="text">
      <style:text-properties officeooo:rsid="000d9d0d"/>
    </style:style>
    <style:style style:name="T2" style:family="text">
      <style:text-properties officeooo:rsid="000ddf9d"/>
    </style:style>
    <style:style style:name="gr1" style:family="graphic">
      <style:graphic-properties draw:stroke="solid" svg:stroke-width="0.51pt" svg:stroke-color="#000000" svg:stroke-opacity="75%" draw:stroke-linejoin="miter" draw:fill-color="#00cc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4" svg:stroke-width="0.51pt" svg:stroke-color="#000000" svg:stroke-opacity="100%" draw:stroke-linejoin="round" svg:stroke-linecap="butt" draw:textarea-horizontal-align="center" draw:textarea-vertical-align="middle" fo:padding-top="0.26pt" fo:padding-bottom="0.26pt" fo:padding-left="0.26pt" fo:padding-right="0.26pt"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0" draw:z-index="0" draw:name="turtle" draw:style-name="gr1" draw:text-style-name="P7" svg:width="59.98pt" svg:height="59.98pt" draw:transform="rotate (-0.523598775598299) translate (286.419237886467pt 379.669237886467pt)" svg:viewBox="0 0 2117 2117" svg:d="M847 1288l-221 382-81-301zM1058 176l223 221-223 220-218-220zM1579 1358l-302-81 222 381zM1880 698l-427-114-269 157 426 113zM926 750l-383-221-220 383zM1499 1058l-441-441-441 441 441 441zM1058 2117zM1265 2095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5zM1058 1058z">
        <text:p/>
      </draw:path>
      <draw:line text:anchor-type="page" text:anchor-page-number="0" draw:z-index="1" draw:style-name="gr2" draw:text-style-name="P7" svg:x1="297.41pt" svg:y1="420.66pt" svg:x2="397.42pt" svg:y2="420.66pt">
        <text:p/>
      </draw:line>
      <draw:line text:anchor-type="page" text:anchor-page-number="0" draw:z-index="2" draw:style-name="gr2" draw:text-style-name="P7" svg:x1="397.45pt" svg:y1="420.69pt" svg:x2="397.45pt" svg:y2="520.7pt">
        <text:p/>
      </draw:line>
      <draw:line text:anchor-type="page" text:anchor-page-number="0" draw:z-index="3" draw:style-name="gr2" draw:text-style-name="P7" svg:x1="397.45pt" svg:y1="520.64pt" svg:x2="297.44pt" svg:y2="520.64pt">
        <text:p/>
      </draw:line>
      <draw:line text:anchor-type="page" text:anchor-page-number="0" draw:z-index="4" draw:style-name="gr2" draw:text-style-name="P7" svg:x1="297.41pt" svg:y1="520.67pt" svg:x2="297.41pt" svg:y2="420.66pt">
        <text:p/>
      </draw:line>
      <draw:line text:anchor-type="page" text:anchor-page-number="0" draw:z-index="5" draw:style-name="gr2" draw:text-style-name="P7" svg:x1="297.44pt" svg:y1="420.69pt" svg:x2="347.44pt" svg:y2="334.09pt">
        <text:p/>
      </draw:line>
      <draw:line text:anchor-type="page" text:anchor-page-number="0" draw:z-index="6" draw:style-name="gr2" draw:text-style-name="P7" svg:x1="347.44pt" svg:y1="334.09pt" svg:x2="397.45pt" svg:y2="420.69pt">
        <text:p/>
      </draw:line>
      <draw:line text:anchor-type="page" text:anchor-page-number="0" draw:z-index="7" draw:name="actual" draw:style-name="gr2" draw:text-style-name="P7" svg:x1="397.42pt" svg:y1="420.66pt" svg:x2="297.41pt" svg:y2="420.66pt">
        <text:p/>
      </draw:line>
      <text:p text:style-name="P4">CLEARSCREEN</text:p>
      <text:p text:style-name="P4">HOME</text:p>
      <text:p text:style-name="P1"/>
      <text:p text:style-name="P1">TO QUADRATO</text:p>
      <text:p text:style-name="P2"><text:tab/><text:span text:style-name="T1">REPEAT 4 [</text:span></text:p>
      <text:p text:style-name="P2"><text:tab/><text:tab/><text:span text:style-name="T2">SLEEP 1000</text:span></text:p>
      <text:p text:style-name="P2"><text:tab/><text:tab/>FORWARD 100</text:p>
      <text:p text:style-name="P1"><text:tab/><text:tab/>RIGHT 90</text:p>
      <text:p text:style-name="P1"><text:tab/><text:span text:style-name="T1">]</text:span></text:p>
      <text:p text:style-name="P1">END</text:p>
      <text:p text:style-name="P1"/>
      <text:p text:style-name="P2">TO <text:span text:style-name="T1">TRIANGOLO</text:span></text:p>
      <text:p text:style-name="P2"><text:tab/><text:span text:style-name="T1">REPEAT 3 [</text:span></text:p>
      <text:p text:style-name="P2"><text:tab/><text:tab/><text:span text:style-name="T2">SLEEP 1000</text:span></text:p>
      <text:p text:style-name="P2"><text:tab/><text:tab/>FORWARD 100</text:p>
      <text:p text:style-name="P2"><text:tab/><text:tab/><text:span text:style-name="T2">RIGHT</text:span> <text:span text:style-name="T1">120</text:span></text:p>
      <text:p text:style-name="P2"><text:tab/><text:span text:style-name="T1">]</text:span></text:p>
      <text:p text:style-name="P2">END</text:p>
      <text:p text:style-name="P2"/>
      <text:p text:style-name="P2"/>
      <text:p text:style-name="P5">TO <text:span text:style-name="T2">CASA</text:span></text:p>
      <text:p text:style-name="P5"><text:tab/><text:span text:style-name="T1">QUADRATO</text:span></text:p>
      <text:p text:style-name="P6"><text:tab/>LEFT 60</text:p>
      <text:p text:style-name="P5"><text:tab/><text:span text:style-name="T1">TRIANGOLO</text:span></text:p>
      <text:p text:style-name="P5">END</text:p>
      <text:p text:style-name="P5"/>
      <text:p text:style-name="P6">RIGHT 90</text:p>
      <text:p text:style-name="P6">CAS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0:38:07.805468911</meta:creation-date>
    <dc:date>2016-08-26T20:41:39.253242099</dc:date>
    <meta:editing-duration>PT7H29M</meta:editing-duration>
    <meta:editing-cycles>2</meta:editing-cycles>
    <meta:generator>LibreOffice/4.2.8.2$Linux_x86 LibreOffice_project/420m0$Build-2</meta:generator>
    <meta:document-statistic meta:table-count="0" meta:image-count="0" meta:object-count="0" meta:page-count="1" meta:paragraph-count="23" meta:word-count="38" meta:character-count="190" meta:non-whitespace-character-count="156"/>
  </office:meta>
</office:document-meta>
</file>